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5: play and learning </text:span></text:p>
      <text:p text:style-name="P1"><text:span text:style-name="T1">6.1 Explain the characteristics of an enabling:</text:span></text:p>
      <text:list text:style-name="L2">
        <text:list-item>
          <text:p text:style-name="P2"><text:span text:style-name="T1">Indoor play environment </text:span></text:p>
        </text:list-item>
        <text:list-item>
          <text:p text:style-name="P2"><text:span text:style-name="T1">Outdoor play environment </text:span></text:p>
        </text:list-item>
      </text:list>
      <text:p text:style-name="P3"><text:span text:style-name="T1">If the practitioner is going to do indoor play then they need to make sure that the toys that they children are going to be playing with are clean and that they are also age appropirate for them. The practitoners also need to make sure that they are looking after their children and are able to get to them if they were to hurt themselves, meaning that they need to make sure that the area is clear. This is important because this makes sure that the children are safe and that they are being well looked after when they are in the nursery. </text:span></text:p>
      <text:p text:style-name="P3"><text:span text:style-name="T1">If the children are going to go outside for outdoors play then the oractitioner needs to make sure that the outdoors are safe and very clean for the children so that they don't pick something up and put it in their mouth and making them ill. The practitioner needs to make sure that the outside area is clear and locked up so that no child can run off from the site and could run into a road and get hurt. The practitioner should also make sure that they have many activities that can keep the children entertained and also making sure that they are taking part in different activities that can help them with their development and also help them to reach their development milestones.<text:s text:c="2"/></text:span></text:p>
      <text:p text:style-name="P3"><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